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17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DR ALAYANDE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UCH, IBADAN</text:p>
          </table:table-cell>
          <table:table-cell table:style-name="ce6" office:value-type="float" office:value="7030252641" calcext:value-type="float">
            <text:p>7030252641</text:p>
          </table:table-cell>
          <table:table-cell table:style-name="ce5" office:value-type="string" calcext:value-type="string">
            <text:p>CARDIOCAP, BP CAP, CO-Q10/FORTE, LIPIDMAX, NERVERON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HE PROMISED TO HELP SEND OUT PRESCRIPTIONS 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office:value-type="string" calcext:value-type="string">
            <text:p>DR OLADAPO JOHN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7032130302" calcext:value-type="float">
            <text:p>7032130302</text:p>
          </table:table-cell>
          <table:table-cell table:style-name="ce5" office:value-type="string" calcext:value-type="string">
            <text:p>CARDIOCAP, BP CAP, CO-Q10/FORTE, LIPIDMAX, NERVERON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HE PROMISED TO HELP SEND OUT PRESCRIPTIONS BUT COMPLAINED ABOUT PRICE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office:value-type="string" calcext:value-type="string">
            <text:p>DR OGAH O.S.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67747121" calcext:value-type="float">
            <text:p>8067747121</text:p>
          </table:table-cell>
          <table:table-cell table:style-name="ce5" office:value-type="string" calcext:value-type="string">
            <text:p>CARDIOCAP, BP CAP, CO-Q10/FORTE, LIPIDMAX, NERVERON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HE PROMISED TO HELP SEND OUT PRESCRIPTIONS 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office:value-type="string" calcext:value-type="string">
            <text:p>DR AJE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23173493" calcext:value-type="float">
            <text:p>8023173493</text:p>
          </table:table-cell>
          <table:table-cell table:style-name="ce5" office:value-type="string" calcext:value-type="string">
            <text:p>CARDIOCAP, BP CAP, CO-Q10/FORTE, LIPIDMAX, NERVERON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HE PROMISED TO HELP SEND OUT PRESCRIPTIONS 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office:value-type="string" calcext:value-type="string">
            <text:p>DR OYELEKE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34869061" calcext:value-type="float">
            <text:p>8034869061</text:p>
          </table:table-cell>
          <table:table-cell table:style-name="ce5" office:value-type="string" calcext:value-type="string">
            <text:p>CARDIOCAP, BP CAP, CO-Q10/FORTE, LIPIDMAX, NERVERON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HE PROMISED TO HELP SEND OUT PRESCRIPTIONS 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office:value-type="string" calcext:value-type="string">
            <text:p>DR SULAIMON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7034213473" calcext:value-type="float">
            <text:p>7034213473</text:p>
          </table:table-cell>
          <table:table-cell table:style-name="ce5" office:value-type="string" calcext:value-type="string">
            <text:p>CARDIOCAP, BP CAP, CO-Q10/FORTE, LIPIDMAX, NERVERON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HE PROMISED TO HELP SEND OUT PRESCRIPTIONS 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office:value-type="string" calcext:value-type="string">
            <text:p>DR ONOJA</text:p>
          </table:table-cell>
          <table:table-cell table:style-name="ce5" office:value-type="string" calcext:value-type="string">
            <text:p>EYE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33372738" calcext:value-type="float">
            <text:p>8033372738</text:p>
          </table:table-cell>
          <table:table-cell table:style-name="ce5" office:value-type="string" calcext:value-type="string">
            <text:p>EYE MAX/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HE ALREADY BOUGHT 2 BOXES OF EYEMAX FORTE AND I WILL BE SUPPLYING 2 OTHER BOXES TODAY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office:value-type="string" calcext:value-type="string">
            <text:p>DR OLANIYAN</text:p>
          </table:table-cell>
          <table:table-cell table:style-name="ce5" office:value-type="string" calcext:value-type="string">
            <text:p>EYE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32851122" calcext:value-type="float">
            <text:p>8032851122</text:p>
          </table:table-cell>
          <table:table-cell table:style-name="ce5" office:value-type="string" calcext:value-type="string">
            <text:p>EYE MAX/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HE PROMISED TO PRESCRIBE AND WAS GIVEN A PACK OF EYEMAX CAP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office:value-type="string" calcext:value-type="string">
            <text:p>DR VICTOR</text:p>
          </table:table-cell>
          <table:table-cell table:style-name="ce5" office:value-type="string" calcext:value-type="string">
            <text:p>EYE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66701997" calcext:value-type="float">
            <text:p>8066701997</text:p>
          </table:table-cell>
          <table:table-cell table:style-name="ce5" office:value-type="string" calcext:value-type="string">
            <text:p>EYE MAX/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HE PROMISED TO HELP SEND OUT PRESCRIPTIONS 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MRS TUNDUN</text:p>
          </table:table-cell>
          <table:table-cell table:style-name="ce5" office:value-type="string" calcext:value-type="string">
            <text:p>KUNLEARA PHARMACY</text:p>
          </table:table-cell>
          <table:table-cell table:style-name="ce9" office:value-type="string" calcext:value-type="string">
            <text:p>OPP. UCH, IBADAN</text:p>
          </table:table-cell>
          <table:table-cell table:style-name="ce5" office:value-type="float" office:value="8076186796" calcext:value-type="float">
            <text:p>8076186796</text:p>
          </table:table-cell>
          <table:table-cell table:style-name="ce5"/>
          <table:table-cell table:style-name="ce11" office:value-type="string" calcext:value-type="string">
            <text:p>BP CAP (2 BOXES), CARDIOCAP(1 CARTON), FIBRONIL (4 BOXES), RENOAID (2 BOXES), CO-Q1O FORTE(1 BOX)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PHARM YUSUF</text:p>
          </table:table-cell>
          <table:table-cell table:style-name="ce5" office:value-type="string" calcext:value-type="string">
            <text:p>DANAX PHARMACY</text:p>
          </table:table-cell>
          <table:table-cell table:style-name="ce9" office:value-type="string" calcext:value-type="string">
            <text:p>OPP. ADAMASINGBA STADIUM, MOKOLA</text:p>
          </table:table-cell>
          <table:table-cell table:style-name="ce6" office:value-type="float" office:value="8062519514" calcext:value-type="float">
            <text:p>8062519514</text:p>
          </table:table-cell>
          <table:table-cell table:style-name="ce6" office:value-type="string" calcext:value-type="string">
            <text:p>FIBRONIL, FRATONEBETIC, EYEMAX/FORTE, CARDIOCAP, CO-Q10/FORTE, NERVERON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I WILL FOLLOW UP ON HIM ON HOW TO HELP PUSH THE EXISTING PRODUCTS ON THE SHELVE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19T21:45:27.308253934</dc:date>
    <meta:generator>LibreOffice/7.3.7.2$Linux_X86_64 LibreOffice_project/30$Build-2</meta:generator>
    <meta:editing-duration>PT2H52M38S</meta:editing-duration>
    <meta:editing-cycles>26</meta:editing-cycles>
    <meta:document-statistic meta:table-count="1" meta:cell-count="115" meta:object-count="0"/>
    <meta:user-defined meta:name="AppVersion">16.0300</meta:user-defined>
  </office:meta>
</office:document-meta>
</file>